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C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579D1C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Title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Since</text:p>
          </table:table-cell>
          <table:table-cell office:value-type="string" table:style-name="ce3">
            <text:p>Adde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arfield</text:p>
          </table:table-cell>
          <table:table-cell office:value-type="string" table:style-name="ce4">
            <text:p>Jim Davis</text:p>
          </table:table-cell>
          <table:table-cell office:value-type="float" office:value="1978" table:style-name="ce4">
            <text:p>1978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Get Fuzzy</text:p>
          </table:table-cell>
          <table:table-cell office:value-type="string" table:style-name="ce4">
            <text:p>Darby Conley</text:p>
          </table:table-cell>
          <table:table-cell office:value-type="float" office:value="1999" table:style-name="ce4">
            <text:p>1999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e Incredible Hulk</text:p>
          </table:table-cell>
          <table:table-cell office:value-type="string" table:style-name="ce4">
            <text:p>Stan Lee and Larry Lieber</text:p>
          </table:table-cell>
          <table:table-cell office:value-type="string" table:style-name="ce4">
            <text:p>1979-1982</text:p>
          </table:table-cell>
          <table:table-cell office:value-type="date" office:date-value="2009-06-21T00:00:00" table:style-name="ce5">
            <text:p>June 21, 2009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quad" table:style-name="ta2"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big" table:style-name="ta2">
        <table:table-column table:style-name="co3" table:number-columns-repeated="16384" table:default-cell-style-name="ce1"/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B1</text:p>
          </table:table-cell>
          <table:table-cell table:number-columns-repeated="1638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B2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B3</text:p>
          </table:table-cell>
          <table:table-cell table:number-columns-repeated="1638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B4</text:p>
          </table:table-cell>
          <table:table-cell table:number-columns-repeated="16382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B5</text:p>
          </table:table-cell>
          <table:table-cell table:number-columns-repeated="1638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B6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B7</text:p>
          </table:table-cell>
          <table:table-cell table:number-columns-repeated="16382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B8</text:p>
          </table:table-cell>
          <table:table-cell table:number-columns-repeated="16382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B9</text:p>
          </table:table-cell>
          <table:table-cell table:number-columns-repeated="1638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B10</text:p>
          </table:table-cell>
          <table:table-cell table:number-columns-repeated="16382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B11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foo" table:cell-range-address="list.$B$1:list.$B$65536" table:base-cell-address="lis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aptak Das</meta:initial-creator>
    <dc:creator>Saptak Das</dc:creator>
    <meta:creation-date>2023-07-22T15:34:23Z</meta:creation-date>
    <dc:date>2023-07-22T16:08:29Z</dc:date>
  </office:meta>
</office:document-meta>
</file>